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f40d" officeooo:paragraph-rsid="0005f40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5f40d" officeooo:paragraph-rsid="0005f40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5f40d" officeooo:paragraph-rsid="0005f40d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f40d" officeooo:paragraph-rsid="0005f40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05f40d" officeooo:paragraph-rsid="0005f40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5f40d" officeooo:paragraph-rsid="0005f40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05f40d" officeooo:paragraph-rsid="0005f40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07541a" officeooo:paragraph-rsid="0007541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5f40d" officeooo:paragraph-rsid="0005f40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5f40d"/>
    </style:style>
    <style:style style:name="P11" style:family="paragraph" style:parent-style-name="Standard">
      <style:paragraph-properties fo:text-align="start" style:justify-single-word="false"/>
      <style:text-properties officeooo:paragraph-rsid="0006fc04"/>
    </style:style>
    <style:style style:name="P12" style:family="paragraph" style:parent-style-name="Standard" style:list-style-name="L8">
      <style:paragraph-properties fo:text-align="start" style:justify-single-word="false"/>
      <style:text-properties officeooo:paragraph-rsid="0006fc04"/>
    </style:style>
    <style:style style:name="P13" style:family="paragraph" style:parent-style-name="Standard" style:list-style-name="L8">
      <style:paragraph-properties fo:text-align="start" style:justify-single-word="false"/>
      <style:text-properties officeooo:rsid="0006fc04" officeooo:paragraph-rsid="0006fc0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6fc04" style:font-style-asian="normal" style:font-style-complex="normal"/>
    </style:style>
    <style:style style:name="T3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05f40d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06fc04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07541a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italic" style:text-underline-style="none" fo:font-weight="normal" officeooo:rsid="0005f40d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officeooo:rsid="0006fc0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umentation</text:p>
      <text:p text:style-name="P1"/>
      <text:p text:style-name="P1"/>
      <text:p text:style-name="P2">Search by State:</text:p>
      <text:p text:style-name="P2"/>
      <text:p text:style-name="P3">Goal: <text:span text:style-name="T1">Test if the database can search by state</text:span></text:p>
      <text:p text:style-name="P3"/>
      <text:p text:style-name="P3">Methodology:</text:p>
      <text:p text:style-name="P3"/>
      <text:list xml:id="list1726963984712519260" text:style-name="L1">
        <text:list-item>
          <text:p text:style-name="P10"><text:span text:style-name="T4">Test what happens if a state is given</text:span></text:p>
        </text:list-item>
      </text:list>
      <text:p text:style-name="P4"/>
      <text:p text:style-name="P3">Results:</text:p>
      <text:p text:style-name="P3"/>
      <text:list xml:id="list4401783854119430889" text:style-name="L2">
        <text:list-item>
          <text:p text:style-name="P5">Returns entries with a matching state</text:p>
        </text:list-item>
      </text:list>
      <text:p text:style-name="P9">Search by City:</text:p>
      <text:p text:style-name="P9"/>
      <text:p text:style-name="P3">Goal: <text:span text:style-name="T1">Test if the database can search by city</text:span></text:p>
      <text:p text:style-name="P3"/>
      <text:p text:style-name="P3">Methodology:</text:p>
      <text:p text:style-name="P3"/>
      <text:list xml:id="list2764860283230640587" text:style-name="L3">
        <text:list-item>
          <text:p text:style-name="P6">Test what happens if a full city name is given</text:p>
        </text:list-item>
        <text:list-item>
          <text:p text:style-name="P6">Test what happens if a partial city name is given</text:p>
        </text:list-item>
      </text:list>
      <text:p text:style-name="P4"/>
      <text:p text:style-name="P3">Results:</text:p>
      <text:p text:style-name="P3"/>
      <text:list xml:id="list3685136621277749764" text:style-name="L4">
        <text:list-item>
          <text:p text:style-name="P7">Entries that contain the given city are returned</text:p>
        </text:list-item>
        <text:list-item>
          <text:p text:style-name="P7">Entries that contain a city which has the given name as a substring are returned</text:p>
        </text:list-item>
      </text:list>
      <text:p text:style-name="P4"/>
      <text:p text:style-name="P2">Search by <text:span text:style-name="T8">City, State and Population</text:span>:</text:p>
      <text:p text:style-name="P2"/>
      <text:p text:style-name="P3">Goal: <text:span text:style-name="T1">Test if the database can search </text:span><text:span text:style-name="T2">for an entry when given a state, a population and a city</text:span></text:p>
      <text:p text:style-name="P3"/>
      <text:p text:style-name="P11"><text:span text:style-name="T7">Methodology:</text:span></text:p>
      <text:p text:style-name="P11"/>
      <text:list xml:id="list2545788494155394157" text:style-name="L8">
        <text:list-item>
          <text:p text:style-name="P12"><text:span text:style-name="T4">Test what happens if </text:span><text:span text:style-name="T5">you search for a city with the substring “new”, the state “NY” and a population greater than 1,500</text:span></text:p>
        </text:list-item>
        <text:list-item>
          <text:p text:style-name="P13"><text:span text:style-name="T5">T</text:span><text:span text:style-name="T3">est what happens if you search for a city with the substring “</text:span><text:span text:style-name="T6">buell</text:span><text:span text:style-name="T3">”, the state “CA” and the population &lt; 100,000</text:span></text:p>
        </text:list-item>
      </text:list>
      <text:p text:style-name="P4"/>
      <text:p text:style-name="P3">Results:</text:p>
      <text:p text:style-name="P3"/>
      <text:list xml:id="list8144072946631343123" text:style-name="L7">
        <text:list-item>
          <text:p text:style-name="P8">The entry for New York is returned</text:p>
        </text:list-item>
        <text:list-item>
          <text:p text:style-name="P8">The entry for Buellton <text:s/>is return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8:23:05.441112193</meta:creation-date>
    <dc:date>2014-05-02T18:56:11.362235066</dc:date>
    <meta:editing-duration>PT2M34S</meta:editing-duration>
    <meta:editing-cycles>1</meta:editing-cycles>
    <meta:document-statistic meta:table-count="0" meta:image-count="0" meta:object-count="0" meta:page-count="1" meta:paragraph-count="23" meta:word-count="180" meta:character-count="950" meta:non-whitespace-character-count="802"/>
    <meta:generator>LibreOffice/4.2.3.3$Linux_X86_64 LibreOffice_project/420m0$Build-3</meta:generator>
  </office:meta>
</office:document-meta>
</file>